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54bde"/>
    </style:style>
    <style:style style:name="P2" style:family="paragraph" style:parent-style-name="Heading_20_1">
      <style:paragraph-properties fo:break-before="page"/>
      <style:text-properties officeooo:paragraph-rsid="00154bd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9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10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40. K-th Smallest in Lexicographical Order</text:h>
      <text:p text:style-name="P5">Given two integers <text:span text:style-name="Source_20_Text"><text:span text:style-name="T1">n</text:span></text:span> and <text:span text:style-name="Source_20_Text"><text:span text:style-name="T1">k</text:span></text:span>, return <text:span text:style-name="Emphasis"><text:span text:style-name="T2">the</text:span></text:span> <text:span text:style-name="Source_20_Text"><text:span text:style-name="T1">k</text:span></text:span><text:span text:style-name="Source_20_Text"><text:span text:style-name="T2">th</text:span></text:span> <text:span text:style-name="Emphasis"><text:span text:style-name="T2">lexicographically smallest integer in the range</text:span></text:span> <text:span text:style-name="Source_20_Text"><text:span text:style-name="T1">[1, n]</text:span></text:span>.</text:p>
      <text:p text:style-name="P5"><text:span text:style-name="Strong_20_Emphasis"><text:span text:style-name="T2">Example 1:</text:span></text:span></text:p>
      <text:p text:style-name="P4"><text:span text:style-name="Strong_20_Emphasis"><text:span text:style-name="T2">Input:</text:span></text:span> n = 13, k = 2</text:p>
      <text:p text:style-name="P4"><text:span text:style-name="Strong_20_Emphasis"><text:span text:style-name="T2">Output:</text:span></text:span> 10</text:p>
      <text:p text:style-name="P3"><text:span text:style-name="Strong_20_Emphasis"><text:span text:style-name="T2">Explanation:</text:span></text:span> The lexicographical order is [1, 10, 11, 12, 13, 2, 3, 4, 5, 6, 7, 8, 9], so the second smallest number is 10.</text:p>
      <text:p text:style-name="P5"><text:span text:style-name="Strong_20_Emphasis"><text:span text:style-name="T2">Example 2:</text:span></text:span></text:p>
      <text:p text:style-name="P4"><text:span text:style-name="Strong_20_Emphasis"><text:span text:style-name="T2">Input:</text:span></text:span> n = 1, k = 1</text:p>
      <text:p text:style-name="P3"><text:span text:style-name="Strong_20_Emphasis"><text:span text:style-name="T2">Output:</text:span></text:span> 1</text:p>
      <text:p text:style-name="P5"><text:span text:style-name="Strong_20_Emphasis"><text:span text:style-name="T2">Constraints:</text:span></text:span></text:p>
      <text:list text:style-name="L1">
        <text:list-item>
          <text:p text:style-name="P6"><text:span text:style-name="Source_20_Text"><text:span text:style-name="T1">1 &lt;= k &lt;= n &lt;= 10</text:span></text:span><text:span text:style-name="Source_20_Text"><text:span text:style-name="T3">9</text:span></text:span></text:p>
        </text:list-item>
      </text:list>
      <text:h text:style-name="P1" text:outline-level="1">440. K-th Smallest in Lexicographical Order</text:h>
      <text:p text:style-name="P7">/*</text:p>
      <text:p text:style-name="P7"><text:s text:c="4"/><text:span text:style-name="T4">Brute force:Get all numbers in lexicographical order</text:span></text:p>
      <text:p text:style-name="P10"><text:s text:c="4"/>until reaching the k-th</text:p>
      <text:p text:style-name="P7"><text:s text:c="4"/>Time complexity: O(n) - TLE</text:p>
      <text:p text:style-name="P7"><text:s text:c="4"/>Space complexity: O(1)</text:p>
      <text:p text:style-name="P7">*/</text:p>
      <text:p text:style-name="P7">class Solution {</text:p>
      <text:p text:style-name="P7"><text:s text:c="4"/>public:</text:p>
      <text:p text:style-name="P7"><text:s text:c="8"/>int findKthNumber(int n, int k) {</text:p>
      <text:p text:style-name="P7"><text:s text:c="12"/>long long cur=1;</text:p>
      <text:p text:style-name="P7"><text:s text:c="12"/>k--; // We have already 1.</text:p>
      <text:p text:style-name="P7"><text:s text:c="12"/>while(k){</text:p>
      <text:p text:style-name="P7"><text:s text:c="16"/>k--;</text:p>
      <text:p text:style-name="P7"><text:s text:c="16"/>if(cur*10&gt;n){</text:p>
      <text:p text:style-name="P7"><text:s text:c="20"/>while(cur==n || cur%10==9) cur/=10;</text:p>
      <text:p text:style-name="P7"><text:s text:c="20"/>cur++;</text:p>
      <text:p text:style-name="P7"><text:s text:c="16"/>}</text:p>
      <text:p text:style-name="P7"><text:s text:c="16"/>else cur*=10;</text:p>
      <text:p text:style-name="P7"><text:s text:c="12"/>}</text:p>
      <text:p text:style-name="P7"><text:s text:c="12"/>return cur;</text:p>
      <text:p text:style-name="P7"><text:s text:c="8"/>}</text:p>
      <text:p text:style-name="P7">};</text:p>
      <text:h text:style-name="P2" text:outline-level="1">440. K-th Smallest in Lexicographical Order</text:h>
      <text:p text:style-name="P7">/*</text:p>
      <text:p text:style-name="P7"><text:s text:c="4"/><text:span text:style-name="T4">Optimization: lust look in the subtree that</text:span></text:p>
      <text:p text:style-name="P10"><text:s text:c="4"/>contains the k-th number</text:p>
      <text:p text:style-name="P7"><text:s text:c="4"/>Time complexity: <draw:frame draw:style-name="fr1" draw:name="Object1" text:anchor-type="as-char" svg:y="-0.2075in" svg:width="1.4425in" svg:height="0.2835in" draw:z-index="0"><draw:object xlink:href="./Object 1" xlink:type="simple" xlink:show="embed" xlink:actuate="onLoad"/><draw:image xlink:href="./ObjectReplacements/Object 1" xlink:type="simple" xlink:show="embed" xlink:actuate="onLoad"/></draw:frame><text:s/>- AC</text:p>
      <text:p text:style-name="P7"><text:s text:c="4"/>Space complexity: O(1)</text:p>
      <text:p text:style-name="P7">*/</text:p>
      <text:p text:style-name="P7">class Solution {</text:p>
      <text:p text:style-name="P7"><text:s text:c="4"/>public:</text:p>
      <text:p text:style-name="P8"><text:s text:c="8"/>int count_nodes(long long cur,int n){</text:p>
      <text:p text:style-name="P8"><text:s text:c="12"/>int cnt=0;</text:p>
      <text:p text:style-name="P8"><text:s text:c="12"/>long long next=cur+1;</text:p>
      <text:p text:style-name="P8"><text:s text:c="12"/>while(cur&lt;=n){</text:p>
      <text:p text:style-name="P8"><text:s text:c="16"/>cnt+=std::min(n*1ll-cur+1*1ll,next-cur);</text:p>
      <text:p text:style-name="P8"><text:s text:c="16"/>cur*=10;</text:p>
      <text:p text:style-name="P8"><text:s text:c="16"/>next*=10;</text:p>
      <text:p text:style-name="P8"><text:s text:c="12"/>}</text:p>
      <text:p text:style-name="P8"><text:s text:c="12"/>return cnt;</text:p>
      <text:p text:style-name="P8"><text:s text:c="8"/>}</text:p>
      <text:p text:style-name="P7"/>
      <text:p text:style-name="P9"><text:s text:c="8"/>int findKthNumber(int n, int k) {</text:p>
      <text:p text:style-name="P9"><text:s text:c="12"/>long long cur=1;</text:p>
      <text:p text:style-name="P9"><text:s text:c="12"/>k--; // We have already 1.</text:p>
      <text:p text:style-name="P9"><text:s text:c="12"/>while(k){</text:p>
      <text:p text:style-name="P9"><text:s text:c="16"/>int cnt=count_nodes(cur,n);</text:p>
      <text:p text:style-name="P9"><text:s text:c="16"/>if(cnt&lt;=k){</text:p>
      <text:p text:style-name="P9"><text:s text:c="20"/>cur++;</text:p>
      <text:p text:style-name="P9"><text:s text:c="20"/>k-=cnt;</text:p>
      <text:p text:style-name="P9"><text:s text:c="16"/>}</text:p>
      <text:p text:style-name="P9"><text:s text:c="16"/>else {</text:p>
      <text:p text:style-name="P9"><text:s text:c="20"/>cur*=10;</text:p>
      <text:p text:style-name="P9"><text:s text:c="20"/>k--;</text:p>
      <text:p text:style-name="P9"><text:s text:c="16"/>}</text:p>
      <text:p text:style-name="P9"><text:s text:c="12"/>}</text:p>
      <text:p text:style-name="P9"><text:s text:c="12"/>return cur;</text:p>
      <text:p text:style-name="P9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3:10:03.257355953</meta:creation-date>
    <dc:date>2024-09-22T13:13:05.616633012</dc:date>
    <meta:editing-duration>PT3M3S</meta:editing-duration>
    <meta:editing-cycles>1</meta:editing-cycles>
    <meta:document-statistic meta:table-count="0" meta:image-count="0" meta:object-count="1" meta:page-count="2" meta:paragraph-count="71" meta:word-count="226" meta:character-count="1825" meta:non-whitespace-character-count="1093"/>
    <meta:generator>LibreOffice/24.2.5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row>
              <mo fence="true" form="prefix" stretchy="false">(</mo>
              <mrow>
                <mrow>
                  <mn>10</mn>
                  <msub>
                    <mi>log</mi>
                    <mn>10</mn>
                  </msub>
                  <mi>n</mi>
                </mrow>
              </mrow>
              <mo fence="true" form="postfix" stretchy="false">)</mo>
            </mrow>
            <mn>2</mn>
          </msup>
        </mrow>
        <mo fence="true" form="postfix" stretchy="false">)</mo>
      </mrow>
    </mrow>
    <annotation encoding="StarMath 5.0">O((10 log_10 n)^2)</annotation>
  </semantics>
</math>
</file>